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43in"/>
    </style:style>
    <style:style style:name="co2" style:family="table-column">
      <style:table-column-properties fo:break-before="auto" style:column-width="2.9307in"/>
    </style:style>
    <style:style style:name="co3" style:family="table-column">
      <style:table-column-properties fo:break-before="auto" style:column-width="0.5772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0.3366in"/>
    </style:style>
    <style:style style:name="co6" style:family="table-column">
      <style:table-column-properties fo:break-before="auto" style:column-width="0.5063in"/>
    </style:style>
    <style:style style:name="co7" style:family="table-column">
      <style:table-column-properties fo:break-before="auto" style:column-width="0.3992in"/>
    </style:style>
    <style:style style:name="co8" style:family="table-column">
      <style:table-column-properties fo:break-before="auto" style:column-width="0.222in"/>
    </style:style>
    <style:style style:name="ro1" style:family="table-row">
      <style:table-row-properties style:row-height="0.2228in" fo:break-before="auto" style:use-optimal-row-height="false"/>
    </style:style>
    <style:style style:name="ro2" style:family="table-row">
      <style:table-row-properties style:row-height="0.0354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602in" fo:break-before="auto" style:use-optimal-row-height="fals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646in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0404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" style:family="table-cell" style:parent-style-name="Excel_20_Built-in_20_Heading_20_1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0404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0404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Project_20_Headers">
      <style:table-cell-properties style:cell-protect="protected" style:print-content="true" style:diagonal-bl-tr="none" style:diagonal-tl-br="none" fo:background-color="transparent" style:rotation-align="none"/>
    </style:style>
    <style:style style:name="ce6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Period_20_Headers">
      <style:table-cell-properties style:cell-protect="protected" style:print-content="true" fo:background-color="transparent"/>
    </style:style>
    <style:style style:name="ce8" style:family="table-cell" style:parent-style-name="Activit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735773" style:vertical-align="middle"/>
      <style:paragraph-properties fo:text-align="start" fo:margin-left="0in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Activity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Activity">
      <style:table-cell-properties style:cell-protect="protected" style:print-content="true" style:diagonal-bl-tr="none" style:diagonal-tl-br="none" fo:background-color="transparent" style:rotation-align="none"/>
    </style:style>
    <style:style style:name="ce11" style:family="table-cell" style:parent-style-name="Excel_20_Built-in_20_Heading_20_1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0404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Activit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0404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735773" style:vertical-align="middle"/>
      <style:paragraph-properties fo:text-align="center" fo:margin-left="0in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Percent_20_Complete">
      <style:table-cell-properties style:cell-protect="protected" style:print-content="true" style:diagonal-bl-tr="none" style:diagonal-tl-br="none" fo:background-color="transparent" style:rotation-align="none"/>
    </style:style>
    <style:style style:name="ce17" style:family="table-cell" style:parent-style-name="Excel_20_Built-in_20_Heading_20_1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8" style:family="table-cell" style:parent-style-name="Percent_20_Complete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735773" style:vertical-align="middle"/>
      <style:paragraph-properties fo:text-align="center" fo:margin-left="0in" style:writing-mode="page"/>
      <style:text-properties fo:color="#73577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Percent_20_Complete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73577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Period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1" style:family="table-cell" style:parent-style-name="Period_20_Highlight_20_Control" style:data-style-name="N8000">
      <style:table-cell-properties fo:background-color="#ffffff" style:cell-protect="protected" style:print-content="true" style:diagonal-bl-tr="none" style:diagonal-tl-br="none" fo:border="none" style:rotation-align="none"/>
    </style:style>
    <style:style style:name="ce22" style:family="table-cell" style:parent-style-name="Default" style:data-style-name="N8000">
      <style:table-cell-properties fo:background-color="#8f8f90" style:cell-protect="protected" style:print-content="true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7f7f7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Project_20_Headers" style:data-style-name="N812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7f7f7f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5" style:family="table-cell" style:parent-style-name="Period_20_Headers">
      <style:table-cell-properties style:cell-protect="protected" style:print-content="true" fo:background-color="transparent"/>
      <style:map style:condition="is-true-formula([.A$8]=period_selected)" style:apply-style-name="ConditionalStyle_5f_1" style:base-cell-address="project.A1"/>
    </style:style>
    <style:style style:name="ce26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map style:condition="is-true-formula(PercentComplete)" style:apply-style-name="ConditionalStyle_5f_9" style:base-cell-address="project.A1"/>
      <style:map style:condition="is-true-formula(PercentCompleteBeyond)" style:apply-style-name="ConditionalStyle_5f_8" style:base-cell-address="project.A1"/>
      <style:map style:condition="is-true-formula(Actual)" style:apply-style-name="ConditionalStyle_5f_7" style:base-cell-address="project.A1"/>
      <style:map style:condition="is-true-formula(ActualBeyond)" style:apply-style-name="ConditionalStyle_5f_6" style:base-cell-address="project.A1"/>
      <style:map style:condition="is-true-formula(Plan)" style:apply-style-name="ConditionalStyle_5f_5" style:base-cell-address="project.A1"/>
      <style:map style:condition="is-true-formula([.A$8]=period_selected)" style:apply-style-name="ConditionalStyle_5f_4" style:base-cell-address="project.A1"/>
      <style:map style:condition="is-true-formula(MOD(COLUMN();2))" style:apply-style-name="ConditionalStyle_5f_3" style:base-cell-address="project.A1"/>
      <style:map style:condition="is-true-formula(MOD(COLUMN();2)=0)" style:apply-style-name="ConditionalStyle_5f_2" style:base-cell-address="project.A1"/>
    </style:style>
    <style:style style:name="ce27" style:family="table-cell" style:parent-style-name="Default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map style:condition="is-true-formula(PercentComplete)" style:apply-style-name="ConditionalStyle_5f_9" style:base-cell-address="project.A1"/>
      <style:map style:condition="is-true-formula(PercentCompleteBeyond)" style:apply-style-name="ConditionalStyle_5f_8" style:base-cell-address="project.A1"/>
      <style:map style:condition="is-true-formula(Actual)" style:apply-style-name="ConditionalStyle_5f_7" style:base-cell-address="project.A1"/>
      <style:map style:condition="is-true-formula(ActualBeyond)" style:apply-style-name="ConditionalStyle_5f_6" style:base-cell-address="project.A1"/>
      <style:map style:condition="is-true-formula(Plan)" style:apply-style-name="ConditionalStyle_5f_5" style:base-cell-address="project.A1"/>
      <style:map style:condition="is-true-formula([.A$8]=period_selected)" style:apply-style-name="ConditionalStyle_5f_4" style:base-cell-address="project.A1"/>
      <style:map style:condition="is-true-formula(MOD(COLUMN();2))" style:apply-style-name="ConditionalStyle_5f_3" style:base-cell-address="project.A1"/>
      <style:map style:condition="is-true-formula(MOD(COLUMN();2)=0)" style:apply-style-name="ConditionalStyle_5f_2" style:base-cell-address="project.A1"/>
    </style:style>
    <style:style style:name="ce28" style:family="table-cell" style:parent-style-name="Label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40404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7f7f7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Project_20_Headers">
      <style:table-cell-properties style:cell-protect="protected" style:print-content="true" style:diagonal-bl-tr="none" style:diagonal-tl-br="none" fo:background-color="transparent" style:rotation-align="none"/>
      <style:text-properties fo:color="#7f7f7f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Default" style:data-style-name="N8000">
      <style:table-cell-properties fo:background-color="#2e688b" style:cell-protect="protected" style:print-content="true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7f7f7f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3" style:family="table-cell" style:parent-style-name="Default" style:data-style-name="N8000">
      <style:table-cell-properties fo:background-color="#0c3147" style:cell-protect="protected" style:print-content="true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Period_20_Highlight_20_Control" style:data-style-name="N8000">
      <style:table-cell-properties fo:background-color="#ffffff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8000">
      <style:table-cell-properties fo:background-color="#faa49b" style:cell-protect="protected" style:print-content="true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" style:family="table-cell" style:parent-style-name="Default" style:data-style-name="N8000">
      <style:table-cell-properties fo:background-color="#e9ab51" style:cell-protect="protected" style:print-content="true" style:diagonal-bl-tr="none" style:diagonal-tl-br="none" style:text-align-source="fix" style:repeat-content="false" fo:wrap-option="no-wrap" fo:border="0.0138in solid #ffffff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T1" style:family="text">
      <style:text-properties fo:color="#40404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404040" style:text-outline="false" style:text-line-through-style="none" style:text-position="0% 100%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number-columns-repeated="3" table:default-cell-style-name="ce15"/>
        <table:table-column table:style-name="co4" table:default-cell-style-name="ce15"/>
        <table:table-column table:style-name="co3" table:default-cell-style-name="ce16"/>
        <table:table-column table:style-name="co3" table:default-cell-style-name="ce15"/>
        <table:table-column table:style-name="co5" table:default-cell-style-name="ce15"/>
        <table:table-column table:style-name="co6" table:number-columns-repeated="17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8" table:number-columns-repeated="995" table:default-cell-style-name="Default"/>
        <table:table-row table:style-name="ro1">
          <table:table-cell/>
          <table:table-cell table:style-name="ce1" office:value-type="string" table:number-columns-spanned="5" table:number-rows-spanned="3">
            <text:p>Mr. Pour: Schedule</text:p>
          </table:table-cell>
          <table:covered-table-cell table:number-columns-repeated="4" table:style-name="ce2"/>
          <table:table-cell table:number-columns-repeated="1018"/>
        </table:table-row>
        <table:table-row table:style-name="ro2" table:visibility="collapse">
          <table:table-cell/>
          <table:covered-table-cell table:number-columns-repeated="5" table:style-name="ce2"/>
          <table:table-cell table:style-name="ce17"/>
          <table:table-cell table:number-columns-repeated="1017"/>
        </table:table-row>
        <table:table-row table:style-name="ro3">
          <table:table-cell/>
          <table:covered-table-cell table:number-columns-repeated="5" table:style-name="ce2"/>
          <table:table-cell table:style-name="ce17"/>
          <table:table-cell table:number-columns-repeated="2"/>
          <table:table-cell table:style-name="ce21" table:number-columns-repeated="5"/>
          <table:table-cell table:style-name="ce34"/>
          <table:table-cell table:style-name="ce21"/>
          <table:table-cell table:number-columns-repeated="1008"/>
        </table:table-row>
        <table:table-row table:style-name="ro4">
          <table:table-cell/>
          <table:table-cell table:style-name="ce3" office:value-type="string" table:number-columns-spanned="5" table:number-rows-spanned="1">
            <text:p>Chris Eustis</text:p>
          </table:table-cell>
          <table:covered-table-cell table:number-columns-repeated="4" table:style-name="ce11"/>
          <table:table-cell table:style-name="ce17"/>
          <table:table-cell table:number-columns-repeated="2"/>
          <table:table-cell table:style-name="ce22"/>
          <table:table-cell table:style-name="ce28" office:value-type="string">
            <text:p>Plan</text:p>
          </table:table-cell>
          <table:table-cell table:style-name="ce31"/>
          <table:table-cell table:style-name="ce28" office:value-type="string">
            <text:p>Actual</text:p>
          </table:table-cell>
          <table:table-cell table:style-name="ce33"/>
          <table:table-cell table:style-name="ce28" office:value-type="string">
            <text:p><text:span text:style-name="T1">%</text:span><text:span text:style-name="T2"> </text:span><text:span text:style-name="T1">Complete</text:span></text:p>
          </table:table-cell>
          <table:table-cell/>
          <table:table-cell table:style-name="ce35"/>
          <table:table-cell table:style-name="ce28" office:value-type="string">
            <text:p><text:span text:style-name="T1">Actual (beyond plan</text:span><text:span text:style-name="T2">)</text:span></text:p>
          </table:table-cell>
          <table:table-cell table:number-columns-repeated="2"/>
          <table:table-cell table:style-name="ce36"/>
          <table:table-cell table:style-name="ce28" office:value-type="string">
            <text:p><text:span text:style-name="T1">%</text:span><text:span text:style-name="T2"> </text:span><text:span text:style-name="T1">Complete (beyond plan)</text:span></text:p>
          </table:table-cell>
          <table:table-cell table:number-columns-repeated="24"/>
          <table:table-cell table:style-name="ce15" table:number-columns-repeated="5"/>
          <table:table-cell table:number-columns-repeated="973"/>
        </table:table-row>
        <table:table-row table:style-name="ro5">
          <table:table-cell/>
          <table:table-cell table:style-name="ce4" office:value-type="string" table:number-columns-spanned="5" table:number-rows-spanned="1">
            <text:p>Slater Claudel</text:p>
          </table:table-cell>
          <table:covered-table-cell table:number-columns-repeated="4" table:style-name="ce12"/>
          <table:table-cell table:number-columns-repeated="40"/>
          <table:table-cell table:style-name="ce15" table:number-columns-repeated="3"/>
          <table:table-cell table:number-columns-repeated="975"/>
        </table:table-row>
        <table:table-row table:style-name="ro6">
          <table:table-cell/>
          <table:table-cell table:style-name="ce5"/>
          <table:table-cell table:number-columns-repeated="2" table:style-name="ce5" office:value-type="string">
            <text:p>PLAN</text:p>
          </table:table-cell>
          <table:table-cell table:number-columns-repeated="2" table:style-name="ce5" office:value-type="string">
            <text:p>ACTUAL</text:p>
          </table:table-cell>
          <table:table-cell table:style-name="ce5" office:value-type="string">
            <text:p>PERCENT</text:p>
          </table:table-cell>
          <table:table-cell table:style-name="ce5" office:value-type="string">
            <text:p>TEAM</text:p>
          </table:table-cell>
          <table:table-cell table:style-name="ce5"/>
          <table:table-cell table:style-name="ce23" office:value-type="string" table:number-columns-spanned="17" table:number-rows-spanned="1">
            <text:p>Months (January 2015 - May 2016)</text:p>
          </table:table-cell>
          <table:covered-table-cell table:number-columns-repeated="16" table:style-name="ce29"/>
          <table:table-cell table:number-columns-repeated="20"/>
          <table:table-cell table:style-name="ce15" table:number-columns-repeated="3"/>
          <table:table-cell table:number-columns-repeated="975"/>
        </table:table-row>
        <table:table-row table:style-name="ro7">
          <table:table-cell/>
          <table:table-cell table:style-name="ce6" office:value-type="string">
            <text:p>ACTIVITY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URATION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URATION</text:p>
          </table:table-cell>
          <table:table-cell table:style-name="ce5" office:value-type="string">
            <text:p>COMPLETE</text:p>
          </table:table-cell>
          <table:table-cell table:style-name="ce5" office:value-type="string">
            <text:p>MEMBER</text:p>
          </table:table-cell>
          <table:table-cell table:style-name="ce5"/>
          <table:table-cell table:style-name="ce24" office:value-type="string">
            <text:p>Jan '15</text:p>
          </table:table-cell>
          <table:table-cell table:style-name="ce30" office:value-type="string">
            <text:p>Feb <text:s/>'15</text:p>
          </table:table-cell>
          <table:table-cell table:style-name="ce32" office:value-type="string">
            <text:p>Mar '15</text:p>
          </table:table-cell>
          <table:table-cell table:style-name="ce32" office:value-type="string">
            <text:p>Apr '15</text:p>
          </table:table-cell>
          <table:table-cell table:style-name="ce32" office:value-type="string">
            <text:p>May '15</text:p>
          </table:table-cell>
          <table:table-cell table:style-name="ce32" office:value-type="string">
            <text:p>June '15</text:p>
          </table:table-cell>
          <table:table-cell table:style-name="ce32" office:value-type="string">
            <text:p>July '15</text:p>
          </table:table-cell>
          <table:table-cell table:style-name="ce32" office:value-type="string">
            <text:p>Aug '15</text:p>
          </table:table-cell>
          <table:table-cell table:style-name="ce32" office:value-type="string">
            <text:p>Sept '15</text:p>
          </table:table-cell>
          <table:table-cell table:style-name="ce32" office:value-type="string">
            <text:p>Oct '15</text:p>
          </table:table-cell>
          <table:table-cell table:style-name="ce32" office:value-type="string">
            <text:p>Nov '15</text:p>
          </table:table-cell>
          <table:table-cell table:style-name="ce32" office:value-type="string">
            <text:p>Dec '15</text:p>
          </table:table-cell>
          <table:table-cell table:style-name="ce32" office:value-type="string">
            <text:p>Jan '16</text:p>
          </table:table-cell>
          <table:table-cell table:style-name="ce32" office:value-type="string">
            <text:p>Feb '16</text:p>
          </table:table-cell>
          <table:table-cell table:style-name="ce32" office:value-type="string">
            <text:p>Mar '16</text:p>
          </table:table-cell>
          <table:table-cell table:style-name="ce32" office:value-type="string">
            <text:p>Apr '16</text:p>
          </table:table-cell>
          <table:table-cell table:style-name="ce32" office:value-type="string">
            <text:p>May '16</text:p>
          </table:table-cell>
          <table:table-cell table:number-columns-repeated="998"/>
        </table:table-row>
        <table:table-row table:style-name="ro8">
          <table:table-cell/>
          <table:table-cell table:style-name="ce7" table:number-columns-repeated="7"/>
          <table:table-cell table:style-name="ce20"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number-columns-repeated="998"/>
        </table:table-row>
        <table:table-row table:style-name="ro9">
          <table:table-cell/>
          <table:table-cell table:style-name="ce8" office:value-type="string">
            <text:p>Project idea</text:p>
          </table:table-cell>
          <table:table-cell table:number-columns-repeated="4" table:style-name="ce13" office:value-type="float" office:value="1">
            <text:p>1</text:p>
          </table:table-cell>
          <table:table-cell table:style-name="ce18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4">
          <table:table-cell/>
          <table:table-cell table:style-name="ce9" office:value-type="string">
            <text:p>Discover parts needed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4">
          <table:table-cell/>
          <table:table-cell table:style-name="ce9" office:value-type="string">
            <text:p>ECE 405 document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Preliminary design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Preliminary testing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Interface pumps for controlling liquid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CE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Interace modules for cooling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CE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Interface temperature sensor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CE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Interface display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SC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ECE 406 progress report 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Parts Order # 1 - 9/18/2015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Assemble components together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3">
            <text:p>3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ECE 406 progress report 2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Parts Order # 2 - 10/9/201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PCB Order - 10/26/201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Develop interface for display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SC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Construction of contain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CE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Test pouring against specs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SC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Test temperature control against specs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0.95">
            <text:p>95%</text:p>
          </table:table-cell>
          <table:table-cell table:style-name="ce14" office:value-type="string">
            <text:p>SC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Test display against specs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CE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Formulate Temperature Proof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">
            <text:p>2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SC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ECE 406 progress report 3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Qualifiers week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9" office:value-type="percentage" office:value="1">
            <text:p>10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Design review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5">
            <text:p>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9" office:value-type="percentage" office:value="0">
            <text:p>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ECE 403 presentation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9" office:value-type="percentage" office:value="0">
            <text:p>0%</text:p>
          </table:table-cell>
          <table:table-cell table:style-name="ce14" office:value-type="string">
            <text:p>BOTH</text:p>
          </table:table-cell>
          <table:table-cell/>
          <table:table-cell table:style-name="ce26" table:number-columns-repeated="17"/>
          <table:table-cell table:number-columns-repeated="998"/>
        </table:table-row>
        <table:table-row table:style-name="ro9">
          <table:table-cell/>
          <table:table-cell table:style-name="ce9" office:value-type="string">
            <text:p>ECE 403 report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9" office:value-type="percentage" office:value="0">
            <text:p>0%</text:p>
          </table:table-cell>
          <table:table-cell table:style-name="ce14" office:value-type="string">
            <text:p>BOTH</text:p>
          </table:table-cell>
          <table:table-cell/>
          <table:table-cell table:style-name="ce27" table:number-columns-repeated="16"/>
          <table:table-cell table:style-name="ce26"/>
          <table:table-cell table:number-columns-repeated="998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expression table:name="Actual" table:base-cell-address="$project.$A$1" table:expression="(PeriodInActual*([$project.$E1]&gt;0))*PeriodInPlan"/>
        <table:named-expression table:name="ActualBeyond" table:base-cell-address="$project.$A$1" table:expression="PeriodInActual*([$project.$E1]&gt;0)"/>
        <table:named-expression table:name="PercentComplete" table:base-cell-address="$project.$A$1" table:expression="PercentCompleteBeyond*PeriodInPlan"/>
        <table:named-expression table:name="PercentCompleteBeyond" table:base-cell-address="$project.$A$1" table:expression="([$project.A$8]=MEDIAN([$project.A$8];[$project.$E1];[$project.$E1]+[$project.$F1])*([$project.$E1]&gt;0))*(([$project.A$8]&lt;(INT([$project.$E1]+[$project.$F1]*[$project.$G1])))+([$project.A$8]=[$project.$E1]))*([$project.$G1]&gt;0)"/>
        <table:named-range table:name="period_selected" table:base-cell-address="$project.$A$1" table:cell-range-address="$project.$O$3"/>
        <table:named-expression table:name="PeriodInActual" table:base-cell-address="$project.$A$1" table:expression="[$project.A$8]=MEDIAN([$project.A$8];[$project.$E1];[$project.$E1]+[$project.$F1]-1)"/>
        <table:named-expression table:name="PeriodInPlan" table:base-cell-address="$project.$A$1" table:expression="[$project.A$8]=MEDIAN([$project.A$8];[$project.$C1];[$project.$C1]+[$project.$D1]-1)"/>
        <table:named-expression table:name="Plan" table:base-cell-address="$project.$A$1" table:expression="PeriodInPlan*([$project.$C1]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ity" style:family="table-cell" style:parent-style-name="Default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04040" style:text-outline="false" style:text-line-through-style="none" style:font-name="Corbe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40404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801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35773" style:text-outline="false" style:text-line-through-style="none" style:font-name="Corbe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8003">
      <style:table-cell-properties fo:border-bottom="0.0138in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7f7f7f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0138in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d1871a" style:vertical-align="middle"/>
      <style:paragraph-properties fo:text-align="start" fo:margin-left="0in" style:writing-mode="page"/>
      <style:text-properties fo:color="#40404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7f7f7f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order-bottom="0.0138in solid #ffffff" fo:background-color="#0c3148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0138in solid #ffffff" fo:background-color="#e9ab51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0138in solid #ffffff" fo:background-color="#2e688b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0138in solid #ffffff" fo:background-color="#faa49b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0138in solid #ffffff" fo:background-color="#969594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0138in solid #f6ddb9" fo:background-color="#f6ddb9" fo:border-left="0.0138in solid #d1871a" fo:border-right="0.0138in solid #d1871a" fo:border-top="none"/>
    </style:style>
    <style:style style:name="ConditionalStyle_5f_3" style:display-name="ConditionalStyle_3" style:family="table-cell" style:parent-style-name="Default">
      <style:table-cell-properties fo:border-bottom="0.0138in solid #ffffff" fo:background-color="#f2f2f2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0.0138in solid #ffffff" fo:background-color="#ffffff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0138in solid #735773" fo:background-color="#f6ddb9" fo:border-left="0.0138in solid #d1871a" fo:border-right="0.0138in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6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12/16/2015</text:date>, <text:time>17:3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17:31:24.59</dc:date>
    <meta:document-statistic meta:table-count="1" meta:cell-count="238" meta:object-count="0"/>
    <meta:generator>OpenOffice/4.1.1$Win32 OpenOffice.org_project/411m6$Build-9775</meta:generator>
  </office:meta>
</office:document-meta>
</file>